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C000000A5D53EF9B8.png" manifest:media-type="image/png"/>
  <manifest:file-entry manifest:full-path="Pictures/10000000000000DA000000E40DE7D07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767cm" svg:height="6.032cm" svg:x="0cm" svg:y="-0.032cm">
          <draw:image xlink:href="Pictures/10000000000000DA000000E40DE7D07B.png" xlink:type="simple" xlink:show="embed" xlink:actuate="onLoad">
            <text:p/>
          </draw:image>
        </draw:frame>
        <draw:frame draw:style-name="gr1" draw:text-style-name="P2" draw:layer="layout" svg:width="28cm" svg:height="9.032cm" svg:x="0cm" svg:y="12.043cm">
          <draw:image xlink:href="Pictures/10000000000000DA000000E40DE7D07B.png" xlink:type="simple" xlink:show="embed" xlink:actuate="onLoad">
            <text:p/>
          </draw:image>
        </draw:frame>
        <draw:frame draw:style-name="gr1" draw:text-style-name="P2" draw:layer="layout" svg:width="28cm" svg:height="13.032cm" svg:x="0cm" svg:y="-0.032cm">
          <draw:image xlink:href="Pictures/10000000000000DA000000E40DE7D07B.png" xlink:type="simple" xlink:show="embed" xlink:actuate="onLoad">
            <text:p/>
          </draw:image>
        </draw:frame>
        <draw:frame draw:style-name="gr1" draw:text-style-name="P2" draw:layer="layout" svg:width="21.568cm" svg:height="6.4cm" svg:x="3.216cm" svg:y="7.8cm">
          <draw:image xlink:href="Pictures/100000000000022C000000A5D53EF9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jamin HILMOINE</meta:initial-creator>
    <meta:creation-date>2015-03-14T11:28:22</meta:creation-date>
    <dc:date>2015-03-14T11:50:22</dc:date>
    <dc:creator>Benjamin HILMOINE</dc:creator>
    <meta:editing-duration>P0D</meta:editing-duration>
    <meta:editing-cycles>2</meta:editing-cycles>
    <meta:generator>LibreOffice/3.5$Linux_X86_64 LibreOffice_project/350m1$Build-2</meta:generator>
    <meta:document-statistic meta:object-count="29"/>
  </office:meta>
</office:document-meta>
</file>